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2.75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8cm" style:use-optimal-row-height="false"/>
    </style:style>
    <style:style style:name="ce1" style:family="table-cell">
      <style:paragraph-properties fo:text-align="star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Mobile ToDo</text:p>
          </draw:text-box>
        </draw:frame>
        <draw:frame presentation:style-name="pr2" draw:text-style-name="P3" draw:layer="layout" svg:width="25cm" svg:height="5.25cm" svg:x="1.5cm" svg:y="8.75cm" presentation:class="subtitle">
          <draw:text-box>
            <text:p text:style-name="P2">Mobilna ToDo lista z kalendarzem. 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pis funkcjonalności</text:p>
          </draw:text-box>
        </draw:frame>
        <draw:frame presentation:style-name="pr5" draw:text-style-name="P1" draw:layer="layout" svg:width="12.5cm" svg:height="9.75cm" svg:x="1cm" svg:y="3.75cm" presentation:class="outline" presentation:user-transformed="true">
          <draw:text-box>
            <text:list text:style-name="L3">
              <text:list-item>
                <text:p text:style-name="P1">Mobile ToDo umożliwia tworzenie prostych list z zadaniami do wykonania w formie krótkich notatek przypisanych do daty z kalendarza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Grupa docelowa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Grupą docelową są osoby które chciałyby zapisywać listy zadań, bądź notki przypominające np. o wizycie u dentyst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Etapy pracy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<text:s/>Prototyp wizualny aplikacji</text:p>
              </text:list-item>
              <text:list-item>
                <text:p><text:s/>Oprogramowanie listy zadań spiętej z kalendarzem</text:p>
              </text:list-item>
              <text:list-item>
                <text:p><text:s/>Umożliwienie zapisu danych w lokalnej pamięci (tryb offline)</text:p>
              </text:list-item>
              <text:list-item>
                <text:p><text:s/>Podłączenie bazy danych Firebase (dodanie trybu online)</text:p>
              </text:list-item>
              <text:list-item>
                <text:p><text:s/>Dodanie formularza tworzenia profilu i logowania do istniejącego</text:p>
              </text:list-item>
              <text:list-item>
                <text:p><text:s/>Testy, naprawa błędów oraz poprawki interfejs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Doświadczenie zebrane podczas pracy ze środowiskiem Android Studio (Java)</text:p>
          </draw:text-box>
        </draw:frame>
        <draw:frame draw:style-name="standard" draw:layer="layout" svg:width="25.499cm" svg:height="8.368cm" svg:x="1cm" svg:y="3.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6">Zalety</text:p>
              </table:table-cell>
              <table:table-cell>
                <text:p text:style-name="P6">Wady</text:p>
              </table:table-cell>
            </table:table-row>
            <table:table-row table:style-name="ro2">
              <table:table-cell table:style-name="ce1">
                <text:list text:style-name="L6">
                  <text:list-item>
                    <text:p text:style-name="P7">Dzięki obszernej dokumentacji oraz dużej społeczności znalezienie rozwiązania problemu jest stosunkowo łatwe</text:p>
                  </text:list-item>
                  <text:list-item>
                    <text:p text:style-name="P7">Wygodny edytor do projektowania interfejsu</text:p>
                  </text:list-item>
                  <text:list-item>
                    <text:p text:style-name="P7">API Android sprawia że odwoływanie się do elementów interfejsu np. pól tekstowych czy przycisków jest bardzo proste</text:p>
                  </text:list-item>
                  <text:list-item>
                    <text:p text:style-name="P7">Środowisko bazuje na Intellij</text:p>
                  </text:list-item>
                </text:list>
              </table:table-cell>
              <table:table-cell table:style-name="gray2">
                <text:list text:continue-numbering="true" text:style-name="L6">
                  <text:list-item>
                    <text:p>Dołączony AVD Manager sporadycznie potrafi się zawiesić</text:p>
                  </text:list-item>
                  <text:list-item>
                    <text:p>Gradle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6T16:17:49.239861624</meta:creation-date>
    <meta:editing-duration>PT14M53S</meta:editing-duration>
    <meta:editing-cycles>2</meta:editing-cycles>
    <meta:generator>LibreOffice/7.0.4.2$Linux_X86_64 LibreOffice_project/00$Build-2</meta:generator>
    <dc:title>Alizarin</dc:title>
    <dc:date>2021-01-16T17:00:58.626671838</dc:date>
    <meta:document-statistic meta:object-count="58"/>
  </office:meta>
</office:document-meta>
</file>